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199167" officeooo:paragraph-rsid="00199167" style:font-size-asian="10.5pt" style:font-size-complex="10.5pt"/>
    </style:style>
    <style:style style:name="P2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1b7e43" officeooo:paragraph-rsid="001b7e43" style:font-size-asian="10.5pt" style:font-size-complex="10.5pt"/>
    </style:style>
    <style:style style:name="P3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1b7e43" officeooo:paragraph-rsid="001d45d5" style:font-size-asian="10.5pt" style:font-size-complex="10.5pt"/>
    </style:style>
    <style:style style:name="P4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1d45d5" officeooo:paragraph-rsid="001d45d5" style:font-size-asian="10.5pt" style:font-size-complex="10.5pt"/>
    </style:style>
    <style:style style:name="P5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1f313a" officeooo:paragraph-rsid="001f313a" style:font-size-asian="10.5pt" style:font-size-complex="10.5pt"/>
    </style:style>
    <style:style style:name="P6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20023a" officeooo:paragraph-rsid="0020023a" style:font-size-asian="10.5pt" style:font-size-complex="10.5pt"/>
    </style:style>
    <style:style style:name="P7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221d3a" officeooo:paragraph-rsid="00221d3a" style:font-size-asian="10.5pt" style:font-size-complex="10.5pt"/>
    </style:style>
    <style:style style:name="P8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231a29" officeooo:paragraph-rsid="00231a29" style:font-size-asian="10.5pt" style:font-size-complex="10.5pt"/>
    </style:style>
    <style:style style:name="P9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2392b1" officeooo:paragraph-rsid="002392b1" style:font-size-asian="10.5pt" style:font-size-complex="10.5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25a208" officeooo:paragraph-rsid="0025a208" fo:background-color="#ffff00" style:font-size-asian="10.5pt" style:font-size-complex="10.5pt"/>
    </style:style>
    <style:style style:name="P11" style:family="paragraph" style:parent-style-name="Standard">
      <style:paragraph-properties style:writing-mode="lr-tb"/>
      <style:text-properties style:font-name="Calibri" fo:font-size="10.5pt" fo:language="ru" fo:country="RU" fo:font-weight="bold" officeooo:rsid="00199167" officeooo:paragraph-rsid="0019916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style:writing-mode="lr-tb"/>
      <style:text-properties style:font-name="Calibri" fo:font-size="10.5pt" fo:language="ru" fo:country="RU" officeooo:rsid="00199167" officeooo:paragraph-rsid="00199167" fo:background-color="#ffff00" style:font-size-asian="10.5pt" style:font-size-complex="10.5pt"/>
    </style:style>
    <style:style style:name="P13" style:family="paragraph" style:parent-style-name="Standard">
      <style:paragraph-properties fo:margin-left="0.2917in" fo:margin-right="0in" fo:text-indent="0in" style:auto-text-indent="false" style:writing-mode="lr-tb"/>
      <style:text-properties style:font-name="Calibri" fo:font-size="10.5pt" fo:language="ru" fo:country="RU" officeooo:rsid="0025a208" officeooo:paragraph-rsid="0025a208" style:font-size-asian="10.5pt" style:font-size-complex="10.5pt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1d45d5" officeooo:paragraph-rsid="001d45d5" fo:background-color="#ffff00" style:font-size-asian="10.5pt" style:font-size-complex="10.5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20023a" officeooo:paragraph-rsid="0020023a" fo:background-color="#ffff00" style:font-size-asian="10.5pt" style:font-size-complex="10.5pt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221d3a" officeooo:paragraph-rsid="0020023a" fo:background-color="#ffff00" style:font-size-asian="10.5pt" style:font-size-complex="10.5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231a29" officeooo:paragraph-rsid="00231a29" fo:background-color="#ffff00" style:font-size-asian="10.5pt" style:font-size-complex="10.5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Calibri" fo:font-size="10.5pt" fo:language="ru" fo:country="RU" officeooo:rsid="002392b1" officeooo:paragraph-rsid="002392b1" fo:background-color="#ffff00" style:font-size-asian="10.5pt" style:font-size-complex="10.5pt"/>
    </style:style>
    <style:style style:name="P19" style:family="paragraph" style:parent-style-name="Standard">
      <style:paragraph-properties fo:margin-left="0.5835in" fo:margin-right="0in" fo:text-indent="0in" style:auto-text-indent="false" style:writing-mode="lr-tb"/>
      <style:text-properties style:font-name="Calibri" fo:font-size="10.5pt" fo:language="ru" fo:country="RU" officeooo:rsid="0020023a" officeooo:paragraph-rsid="0020023a" style:font-size-asian="10.5pt" style:font-size-complex="10.5pt"/>
    </style:style>
    <style:style style:name="P20" style:family="paragraph" style:parent-style-name="Standard">
      <style:paragraph-properties fo:margin-left="0.5835in" fo:margin-right="0in" fo:text-indent="0in" style:auto-text-indent="false" style:writing-mode="lr-tb"/>
      <style:text-properties style:font-name="Calibri" fo:font-size="10.5pt" fo:language="ru" fo:country="RU" officeooo:rsid="00221d3a" officeooo:paragraph-rsid="00221d3a" style:font-size-asian="10.5pt" style:font-size-complex="10.5pt"/>
    </style:style>
    <style:style style:name="P21" style:family="paragraph" style:parent-style-name="Standard">
      <style:paragraph-properties fo:margin-left="0.5835in" fo:margin-right="0in" fo:text-indent="0in" style:auto-text-indent="false" style:writing-mode="lr-tb"/>
      <style:text-properties style:font-name="Calibri" fo:font-size="10.5pt" fo:language="ru" fo:country="RU" officeooo:rsid="00231a29" officeooo:paragraph-rsid="00231a29" style:font-size-asian="10.5pt" style:font-size-complex="10.5pt"/>
    </style:style>
    <style:style style:name="P22" style:family="paragraph" style:parent-style-name="Standard">
      <style:paragraph-properties fo:margin-left="0.5835in" fo:margin-right="0in" fo:text-indent="0in" style:auto-text-indent="false" style:writing-mode="lr-tb"/>
      <style:text-properties style:font-name="Calibri" fo:font-size="10.5pt" fo:language="ru" fo:country="RU" officeooo:rsid="002392b1" officeooo:paragraph-rsid="002392b1" style:font-size-asian="10.5pt" style:font-size-complex="10.5pt"/>
    </style:style>
    <style:style style:name="P23" style:family="paragraph" style:parent-style-name="Standard">
      <style:paragraph-properties fo:margin-left="0.8752in" fo:margin-right="0in" fo:text-indent="0in" style:auto-text-indent="false" style:writing-mode="lr-tb"/>
      <style:text-properties style:font-name="Calibri" fo:font-size="10.5pt" fo:language="ru" fo:country="RU" officeooo:rsid="00221d3a" officeooo:paragraph-rsid="00221d3a" style:font-size-asian="10.5pt" style:font-size-complex="10.5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аткие содержания 10 класс часть 1</text:p>
      <text:p text:style-name="P12">Вопрос 1</text:p>
      <text:p text:style-name="P1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1">Три положения МКТ</text:p>
      <text:p text:style-name="P1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2">Силы взаимодействия молекул: притяжения — ориентационные, индукционные, дисперсионные; отталкивания</text:p>
      <text:p text:style-name="P2">График сил отталкивания и притяжения от расстояния</text:p>
      <text:p text:style-name="P3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14">Вопрос 2</text:p>
      <text:p text:style-name="P4">ИГ с точки зрения МКТ — (4)</text:p>
      <text:p text:style-name="P5">Давление ИГ</text:p>
      <text:p text:style-name="P5">Вывод основного уравнения МКТ: изменение импульса, давление, усреднение скорости, количество, направление</text:p>
      <text:p text:style-name="P15">Вопрос 3</text:p>
      <text:p text:style-name="P6">ИГ — определение, 4 пункта</text:p>
      <text:p text:style-name="P6">Закон Максвелла о распределении молекул по скоростям:</text:p>
      <text:p text:style-name="P19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6">Наиболее вероятная скорость через взятие производной</text:p>
      <text:p text:style-name="P6">Опыт Штерна — вычисляем скорость через длину дуги смещения</text:p>
      <text:p text:style-name="P16">Вопрос 4</text:p>
      <text:p text:style-name="P7">Температура, ТДС, классификация (открытая; закрытая: адиабатная, замкнутая; изолированная) </text:p>
      <text:p text:style-name="P7">Способы измерения температуры:</text:p>
      <text:p text:style-name="P20">Контактный</text:p>
      <text:p text:style-name="P23">Основан на ТД равновесии, определение ТД равновесия, нулевое начало</text:p>
      <text:p text:style-name="P23">Первый термометр, жидкостный, механический, газовый, электронный</text:p>
      <text:p text:style-name="P20">Бесконтактный</text:p>
      <text:p text:style-name="P23">Основан на измерении теплового излучения</text:p>
      <text:p text:style-name="P23">Оптический, радиационный, цветовой</text:p>
      <text:p text:style-name="P7">Абсолютная температура, три шкалы</text:p>
      <text:p text:style-name="P7">Уравнение состояния ИГ (+Клапейрона-Менделеева)</text:p>
      <text:p text:style-name="P7">МКТ толкование (замена на кинетическую энергию)</text:p>
      <text:p text:style-name="P17">Вопрос 5</text:p>
      <text:p text:style-name="P8">Термодинамика, ТДС, макроскопическое тело, макропараметры</text:p>
      <text:p text:style-name="P8">Равновесное / неравновесное состояния, классификация ТДС</text:p>
      <text:p text:style-name="P8">Три постулата ТД</text:p>
      <text:p text:style-name="P8">Полная, внутренняя, потенциальная энергии</text:p>
      <text:p text:style-name="P8">ИГ, внутренняя энергия ИГ, число степеней свободы, <text:span text:style-name="T4">«разноатомный»</text:span> газ</text:p>
      <text:p text:style-name="P8">Способы изменения внутренней энергии ИГ</text:p>
      <text:p text:style-name="P21">Работа — изопроцессы</text:p>
      <text:p text:style-name="P21">Теплопередача — количество теплоты, уравнение теплового баланса</text:p>
      <text:p text:style-name="P8">Первый закон термодинамики, применение</text:p>
      <text:p text:style-name="P18">Вопрос 6</text:p>
      <text:p text:style-name="P9">Изопроцесс</text:p>
      <text:p text:style-name="P22">Изотермический — закон Бойля-Мариотта, изотерма, МКТ обоснование</text:p>
      <text:p text:style-name="P22">Изобарный — закон Гей-Люссака (2 формы), изобара, МКТ обоснование</text:p>
      <text:p text:style-name="P22">Изохорный — закон Шарля (2 формы), изохора, МКТ обоснование</text:p>
      <text:p text:style-name="P9">Уравнение Клапейрона из изотермы и изобары, далее по закону Авогадро получаем коэффициент пропорциональности <text:span text:style-name="T5">R, </text:span>переходим к объему, получаем уравнение Клапейрона-Менделеева </text:p>
      <text:p text:style-name="P10">Вопрос 7</text:p>
      <text:p text:style-name="P13">Классификация твердых тел (Аморфные, Кристаллические — моно, поли)</text:p>
      <text:p text:style-name="P13">Свойства кристаллов (полиморфизм, анизотропия)</text:p>
      <text:p text:style-name="P13">Кристаллическая решетка — виды, примеры, строение</text:p>
      <text:p text:style-name="P13">Дефекты в кристаллах — точечные (+дифузия), линейные (краевая, винтовая)</text:p>
      <text:p text:style-name="P13">Свойства аморфных тел (изотропность, изменение формы, переход в кристаллы)</text:p>
      <text:p text:style-name="P13">Деформация, три вида, различные «по направлениям»</text:p>
      <text:p text:style-name="P13">Сила упругости, природа сил упругости, закон Гука, </text:p>
      <text:p text:style-name="P13"><text:tab/>относительное удлинение, механическое напряжение, модуль Юнга, вторая формулировка закона Гука</text:p>
      <text:p text:style-name="P13">Диаграмма растяжений, предел пропорциональности, упругости, текучести, прочности</text:p>
      <text:p text:style-name="P13">Запас прочности, вывод форулы коэффициен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43in" fo:margin-bottom="0.2146in" fo:margin-left="0.1374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5T11:24:26.876392408</dc:date>
    <meta:editing-duration>PT7H1M54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57" meta:word-count="357" meta:character-count="3054" meta:non-whitespace-character-count="2734"/>
  </office:meta>
</office:document-meta>
</file>